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table:style-name="ce6" office:value-type="string" calcext:value-type="string">
            <text:p>Storming Skyscraper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Der Werehaus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20:14:02.492392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8-11-01T20:25:30.329339713</dc:date>
    <meta:editing-duration>PT20H46M40S</meta:editing-duration>
    <meta:editing-cycles>142</meta:editing-cycles>
    <meta:generator>LibreOffice/5.1.6.2$Linux_X86_64 LibreOffice_project/10m0$Build-2</meta:generator>
    <meta:document-statistic meta:table-count="2" meta:cell-count="152" meta:object-count="0"/>
  </office:meta>
</office:document-meta>
</file>